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3.5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2.12cm"/>
    </style:style>
    <style:style style:name="co27" style:family="table-column">
      <style:table-column-properties fo:break-before="auto" style:column-width="6.657cm"/>
    </style:style>
    <style:style style:name="co28" style:family="table-column">
      <style:table-column-properties fo:break-before="auto" style:column-width="0.601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1.73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2.101cm"/>
    </style:style>
    <style:style style:name="co33" style:family="table-column">
      <style:table-column-properties fo:break-before="auto" style:column-width="1.983cm"/>
    </style:style>
    <style:style style:name="co34" style:family="table-column">
      <style:table-column-properties fo:break-before="auto" style:column-width="1.886cm"/>
    </style:style>
    <style:style style:name="co35" style:family="table-column">
      <style:table-column-properties fo:break-before="auto" style:column-width="2.06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6.983cm"/>
    </style:style>
    <style:style style:name="co39" style:family="table-column">
      <style:table-column-properties fo:break-before="auto" style:column-width="1.969cm"/>
    </style:style>
    <style:style style:name="co40" style:family="table-column">
      <style:table-column-properties fo:break-before="auto" style:column-width="2.085cm"/>
    </style:style>
    <style:style style:name="co41" style:family="table-column">
      <style:table-column-properties fo:break-before="auto" style:column-width="0.524cm"/>
    </style:style>
    <style:style style:name="co42" style:family="table-column">
      <style:table-column-properties fo:break-before="auto" style:column-width="0.582cm"/>
    </style:style>
    <style:style style:name="co43" style:family="table-column">
      <style:table-column-properties fo:break-before="auto" style:column-width="0.466cm"/>
    </style:style>
    <style:style style:name="co44" style:family="table-column">
      <style:table-column-properties fo:break-before="auto" style:column-width="4.531cm"/>
    </style:style>
    <style:style style:name="co45" style:family="table-column">
      <style:table-column-properties fo:break-before="auto" style:column-width="3.034cm"/>
    </style:style>
    <style:style style:name="co46" style:family="table-column">
      <style:table-column-properties fo:break-before="auto" style:column-width="5.7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17"/>
    <style:style style:name="ce24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302" style:family="table-cell" style:parent-style-name="Default" style:data-style-name="N36">
      <style:table-cell-properties fo:background-color="transparent"/>
    </style:style>
    <style:style style:name="ce142" style:family="table-cell" style:parent-style-name="Default" style:data-style-name="N36">
      <style:table-cell-properties fo:background-color="#ffbf00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c2cd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17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17">
      <style:table-cell-properties fo:background-color="#ffbf00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3" style:family="table-cell" style:parent-style-name="Default" style:data-style-name="N117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ce288" style:family="table-cell" style:parent-style-name="Default" style:data-style-name="N117">
      <style:table-cell-properties fo:background-color="transparent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3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01_23.D2]" office:value-type="float" office:value="13161" calcext:value-type="float">
            <text:p>13.161,00</text:p>
          </table:table-cell>
          <table:table-cell table:style-name="ce168" table:formula="of:=[$01_23.E2]" office:value-type="float" office:value="-21730.07" calcext:value-type="float">
            <text:p>-21.730,07</text:p>
          </table:table-cell>
          <table:table-cell table:style-name="ce173" table:formula="of:=[.B3]+[.C3]" office:value-type="float" office:value="-8569.07" calcext:value-type="float">
            <text:p>-8.569,07</text:p>
          </table:table-cell>
          <table:table-cell table:style-name="ce163" table:formula="of:=[$01_23.F2]" office:value-type="float" office:value="1200" calcext:value-type="float">
            <text:p>1.200,00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-5634.05" calcext:value-type="float">
            <text:p>-5.634,05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48" calcext:value-type="float">
            <text:p>48</text:p>
          </table:table-cell>
          <table:table-cell table:style-name="ce186"/>
          <table:table-cell table:style-name="Default"/>
          <table:table-cell table:style-name="ce189" office:value-type="float" office:value="48" calcext:value-type="float">
            <text:p>48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02_23.D2]" office:value-type="float" office:value="12161" calcext:value-type="float">
            <text:p>12.161,00</text:p>
          </table:table-cell>
          <table:table-cell table:style-name="ce168" table:formula="of:=[$02_23.E2]" office:value-type="float" office:value="-19022.01" calcext:value-type="float">
            <text:p>-19.022,01</text:p>
          </table:table-cell>
          <table:table-cell table:style-name="ce173" table:formula="of:=[.B4]+[.C4]+[.D3]" office:value-type="float" office:value="-15430.08" calcext:value-type="float">
            <text:p>-15.430,08</text:p>
          </table:table-cell>
          <table:table-cell table:style-name="ce163" table:formula="of:=[$02_23.F2]" office:value-type="float" office:value="0" calcext:value-type="float">
            <text:p>0,00</text:p>
          </table:table-cell>
          <table:table-cell table:style-name="ce168" table:formula="of:=[$02_23.G2]" office:value-type="float" office:value="0" calcext:value-type="float">
            <text:p>0,00</text:p>
          </table:table-cell>
          <table:table-cell table:style-name="ce175" table:formula="of:=[.E4]+[.F4]+[.G3]" office:value-type="float" office:value="-5634.05" calcext:value-type="float">
            <text:p>-5.634,05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30" calcext:value-type="float">
            <text:p>30</text:p>
          </table:table-cell>
          <table:table-cell table:style-name="ce186"/>
          <table:table-cell table:style-name="Default"/>
          <table:table-cell table:style-name="ce190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03_23.D2]" office:value-type="float" office:value="11961" calcext:value-type="float">
            <text:p>11.961,00</text:p>
          </table:table-cell>
          <table:table-cell table:style-name="ce168" table:formula="of:=[$03_23.E2]" office:value-type="float" office:value="-16622.16" calcext:value-type="float">
            <text:p>-16.622,16</text:p>
          </table:table-cell>
          <table:table-cell table:style-name="ce173" table:formula="of:=[.B5]+[.C5]+[.D4]" office:value-type="float" office:value="-20091.24" calcext:value-type="float">
            <text:p>-20.091,24</text:p>
          </table:table-cell>
          <table:table-cell table:style-name="ce163" table:formula="of:=[$03_23.F2]" office:value-type="float" office:value="0" calcext:value-type="float">
            <text:p>0,00</text:p>
          </table:table-cell>
          <table:table-cell table:style-name="ce168" table:formula="of:=[$03_23.G2]" office:value-type="float" office:value="0" calcext:value-type="float">
            <text:p>0,00</text:p>
          </table:table-cell>
          <table:table-cell table:style-name="ce175" table:formula="of:=[.E5]+[.F5]+[.G4]" office:value-type="float" office:value="-5634.05" calcext:value-type="float">
            <text:p>-5.634,05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72" calcext:value-type="float">
            <text:p>72,0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$04_23.d2" office:value-type="string" office:string-value="" calcext:value-type="error">
            <text:p>#NAME?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string" office:string-value="" calcext:value-type="error">
            <text:p>#NAME?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1165.55" calcext:value-type="float">
            <text:p>1.165,55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90" calcext:value-type="float">
            <text:p>90</text:p>
          </table:table-cell>
          <table:table-cell table:style-name="ce186"/>
          <table:table-cell table:style-name="Default"/>
          <table:table-cell table:style-name="ce190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string" office:string-value="" calcext:value-type="error">
            <text:p>#NAME?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2965.26" calcext:value-type="float">
            <text:p>2.965,26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140" calcext:value-type="float">
            <text:p>140</text:p>
          </table:table-cell>
          <table:table-cell table:style-name="ce186"/>
          <table:table-cell table:style-name="Default"/>
          <table:table-cell table:style-name="ce190" office:value-type="float" office:value="35" calcext:value-type="float">
            <text:p>35,00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string" office:string-value="" calcext:value-type="error">
            <text:p>#NAME?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-8438.65" calcext:value-type="float">
            <text:p>-8.438,65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string" office:string-value="" calcext:value-type="error">
            <text:p>#NAME?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-12906.17" calcext:value-type="float">
            <text:p>-12.906,17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9]*[.$K$1]" office:value-type="float" office:value="16.4297" calcext:value-type="float">
            <text:p>16,43</text:p>
          </table:table-cell>
          <table:table-cell table:style-name="ce186" table:formula="of:=[.J9]-[.K9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string" office:string-value="" calcext:value-type="error">
            <text:p>#NAME?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55261.16" calcext:value-type="float">
            <text:p>55.261,16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140" calcext:value-type="float">
            <text:p>140</text:p>
          </table:table-cell>
          <table:table-cell table:style-name="ce186" table:formula="of:=[.J10]*[.$K$1]" office:value-type="float" office:value="32.8594" calcext:value-type="float">
            <text:p>32,86</text:p>
          </table:table-cell>
          <table:table-cell table:style-name="ce186" table:formula="of:=[.J10]-[.K10]" office:value-type="float" office:value="107.1406" calcext:value-type="float">
            <text:p>107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string" office:string-value="" calcext:value-type="error">
            <text:p>#NAME?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38792.42" calcext:value-type="float">
            <text:p>38.792,42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140" calcext:value-type="float">
            <text:p>140</text:p>
          </table:table-cell>
          <table:table-cell table:style-name="ce186" table:formula="of:=[.J11]*[.$K$1]" office:value-type="float" office:value="32.8594" calcext:value-type="float">
            <text:p>32,86</text:p>
          </table:table-cell>
          <table:table-cell table:style-name="ce186" table:formula="of:=[.J11]-[.K11]" office:value-type="float" office:value="107.1406" calcext:value-type="float">
            <text:p>107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string" office:string-value="" calcext:value-type="error">
            <text:p>#NAME?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27786.51" calcext:value-type="float">
            <text:p>27.786,51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2]*[.$K$1]" office:value-type="float" office:value="16.4297" calcext:value-type="float">
            <text:p>16,43</text:p>
          </table:table-cell>
          <table:table-cell table:style-name="ce186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37" table:formula="of:=[.L15]+[.M15]+[.N15]" office:value-type="float" office:value="623.5624" calcext:value-type="float">
            <text:p>623,56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string" office:string-value="" calcext:value-type="error">
            <text:p>#NAME?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187773.31" calcext:value-type="float">
            <text:p>187.773,31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3]*[.$K$1]" office:value-type="float" office:value="16.4297" calcext:value-type="float">
            <text:p>16,43</text:p>
          </table:table-cell>
          <table:table-cell table:style-name="ce186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38" table:formula="of:=[.N12]/12" office:value-type="float" office:value="51.9635333333333" calcext:value-type="float">
            <text:p>51,96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string" office:string-value="" calcext:value-type="error">
            <text:p>#NAME?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188133.45" calcext:value-type="float">
            <text:p>188.133,45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4]*[.$K$1]" office:value-type="float" office:value="16.4297" calcext:value-type="float">
            <text:p>16,43</text:p>
          </table:table-cell>
          <table:table-cell table:style-name="ce186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string" office:string-value="" calcext:value-type="error">
            <text:p>#NAME?</text:p>
          </table:table-cell>
          <table:table-cell table:style-name="ce169" table:formula="of:=SUM([.C3:.C14])" office:value-type="float" office:value="-261688.85" calcext:value-type="float">
            <text:p>-261.688,85</text:p>
          </table:table-cell>
          <table:table-cell table:style-name="ce174" table:formula="of:=[.B15]+[.C15]" office:value-type="string" office:string-value="" calcext:value-type="error">
            <text:p>#NAME?</text:p>
          </table:table-cell>
          <table:table-cell table:style-name="ce164" table:formula="of:=SUM([.E3:.E14])" office:value-type="float" office:value="452682.7" calcext:value-type="float">
            <text:p>452.682,70</text:p>
          </table:table-cell>
          <table:table-cell table:style-name="ce169" table:formula="of:=SUM([.F3:.F14])" office:value-type="float" office:value="-264549.25" calcext:value-type="float">
            <text:p>-264.549,25</text:p>
          </table:table-cell>
          <table:table-cell table:style-name="ce174" table:formula="of:=[.E15]+[.F15]" office:value-type="float" office:value="188133.45" calcext:value-type="float">
            <text:p>188.133,45</text:p>
          </table:table-cell>
          <table:table-cell table:style-name="ce28"/>
          <table:table-cell table:style-name="ce180"/>
          <table:table-cell table:style-name="ce183" table:formula="of:=SUM([.J9:.J14])" office:value-type="float" office:value="560" calcext:value-type="float">
            <text:p>560</text:p>
          </table:table-cell>
          <table:table-cell table:style-name="ce187" table:formula="of:=SUM([.K9:.K14])" office:value-type="float" office:value="131.4376" calcext:value-type="float">
            <text:p>131,44</text:p>
          </table:table-cell>
          <table:table-cell table:style-name="ce187" table:formula="of:=SUM([.L9:.L14])" office:value-type="float" office:value="428.5624" calcext:value-type="float">
            <text:p>428,56</text:p>
          </table:table-cell>
          <table:table-cell table:style-name="ce187" table:formula="of:=SUM([.M3:.M14])" office:value-type="float" office:value="123" calcext:value-type="float">
            <text:p>123,00</text:p>
          </table:table-cell>
          <table:table-cell table:style-name="ce187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string" office:string-value="" calcext:value-type="error">
            <text:p>#NAME?</text:p>
          </table:table-cell>
          <table:table-cell table:style-name="ce14" table:formula="of:=[.C15]/[.A16]" office:value-type="float" office:value="-21807.4041666667" calcext:value-type="float">
            <text:p>-21.807,40</text:p>
          </table:table-cell>
          <table:table-cell table:style-name="ce14"/>
          <table:table-cell table:style-name="ce14" table:formula="of:=[.E15]/[.A16]" office:value-type="float" office:value="37723.5583333333" calcext:value-type="float">
            <text:p>37.723,56</text:p>
          </table:table-cell>
          <table:table-cell table:style-name="ce14" table:formula="of:=[.F15]/[.A16]" office:value-type="float" office:value="-22045.7708333333" calcext:value-type="float">
            <text:p>-22.045,77</text:p>
          </table:table-cell>
          <table:table-cell table:style-name="ce14" table:formula="of:=[.G15]/[.A16]" office:value-type="float" office:value="15677.7875" calcext:value-type="float">
            <text:p>15.677,79</text:p>
          </table:table-cell>
          <table:table-cell table:style-name="ce29"/>
          <table:table-cell table:style-name="ce25"/>
          <table:table-cell table:style-name="ce14" table:formula="of:=[.J15]/12" office:value-type="float" office:value="46.6666666666667" calcext:value-type="float">
            <text:p>46,67</text:p>
          </table:table-cell>
          <table:table-cell table:style-name="ce14" table:formula="of:=[.K15]/12" office:value-type="float" office:value="10.9531333333333" calcext:value-type="float">
            <text:p>10,95</text:p>
          </table:table-cell>
          <table:table-cell table:style-name="ce14" table:formula="of:=[.L15]/12" office:value-type="float" office:value="35.7135333333333" calcext:value-type="float">
            <text:p>35,71</text:p>
          </table:table-cell>
          <table:table-cell table:style-name="ce14" table:formula="of:=[.M15]/12" office:value-type="float" office:value="10.25" calcext:value-type="float">
            <text:p>10,25</text:p>
          </table:table-cell>
          <table:table-cell table:style-name="ce14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192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6"/>
        <table:table-column table:style-name="co14" table:number-columns-repeated="3" table:default-cell-style-name="ce176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3161" calcext:value-type="float">
            <text:p>13.161,00</text:p>
          </table:table-cell>
          <table:table-cell table:style-name="ce241" table:formula="of:=SUM([.E4:.E25])" office:value-type="float" office:value="-21730.07" calcext:value-type="float">
            <text:p>-21.730,07</text:p>
          </table:table-cell>
          <table:table-cell table:style-name="ce241" table:formula="of:=SUM([.F7:.F65])" office:value-type="float" office:value="1200" calcext:value-type="float">
            <text:p>1.200,00</text:p>
          </table:table-cell>
          <table:table-cell table:style-name="ce241" table:formula="of:=SUM([.G4:.G62])" office:value-type="float" office:value="0" calcext:value-type="float">
            <text:p>0,00</text:p>
          </table:table-cell>
          <table:table-cell table:style-name="ce241" table:formula="of:=[.F2]+[.G2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246" table:formula="of:=[.D33]" office:value-type="float" office:value="400" calcext:value-type="float">
            <text:p>400,00</text:p>
          </table:table-cell>
          <table:table-cell table:style-name="ce171"/>
          <table:table-cell table:style-name="Default" table:formula="of:=[.E33]" office:value-type="float" office:value="200" calcext:value-type="float">
            <text:p>200</text:p>
          </table:table-cell>
          <table:table-cell table:style-name="Default"/>
          <table:table-cell table:formula="of:=[.H10]+[.F11]+[.G11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2]+[.F13]+[.G13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46" office:value-type="string" calcext:value-type="string">
            <text:p>snyG Metin ÇELİK 4/8 31-12-2022</text:p>
          </table:table-cell>
          <table:table-cell table:style-name="ce146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1]+[.F22]+[.G22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400" calcext:value-type="float">
            <text:p>400,00</text:p>
          </table:table-cell>
          <table:table-cell table:style-name="ce151" table:formula="of:=SUM([.E35:.E42])" office:value-type="float" office:value="200" calcext:value-type="float">
            <text:p>20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39" office:value-type="string" calcext:value-type="string">
            <text:p>Salih Ant Elektrik</text:p>
          </table:table-cell>
          <table:table-cell table:style-name="ce159"/>
          <table:table-cell table:style-name="ce17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83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20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6"/>
        <table:table-column table:style-name="co14" table:number-columns-repeated="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2161" calcext:value-type="float">
            <text:p>12.161,00</text:p>
          </table:table-cell>
          <table:table-cell table:style-name="ce241" table:formula="of:=SUM([.E4:.E25])" office:value-type="float" office:value="-19022.01" calcext:value-type="float">
            <text:p>-19.022,01</text:p>
          </table:table-cell>
          <table:table-cell table:style-name="ce241" table:formula="of:=SUM([.F7:.F54])" office:value-type="float" office:value="0" calcext:value-type="float">
            <text:p>0,00</text:p>
          </table:table-cell>
          <table:table-cell table:style-name="ce241" table:formula="of:=SUM([.G4:.G54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400" calcext:value-type="float">
            <text:p>40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3078.34" calcext:value-type="float">
            <text:p>-3.078,3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-1447.17" calcext:value-type="float">
            <text:p>-1.447,17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400" calcext:value-type="float">
            <text:p>4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3078.34" calcext:value-type="float">
            <text:p>-3078,3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309" office:value-type="string" calcext:value-type="string">
            <text:p>superonline</text:p>
          </table:table-cell>
          <table:table-cell table:style-name="ce197" table:number-columns-repeated="2"/>
          <table:table-cell office:value-type="float" office:value="-76.3" calcext:value-type="float">
            <text:p>-76,3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-1447.17" calcext:value-type="float">
            <text:p>-1447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office:value-type="float" office:value="-146.44" calcext:value-type="float">
            <text:p>-146,4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3-01-02" calcext:value-type="date">
            <text:p>02.01.2023</text:p>
          </table:table-cell>
          <table:table-cell table:style-name="ce31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3_23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Default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1961" calcext:value-type="float">
            <text:p>11.961,00</text:p>
          </table:table-cell>
          <table:table-cell table:style-name="ce241" table:formula="of:=SUM([.E4:.E25])" office:value-type="float" office:value="-16622.16" calcext:value-type="float">
            <text:p>-16.622,16</text:p>
          </table:table-cell>
          <table:table-cell table:style-name="ce241" table:formula="of:=SUM([.F7:.F53])" office:value-type="float" office:value="0" calcext:value-type="float">
            <text:p>0,00</text:p>
          </table:table-cell>
          <table:table-cell table:style-name="ce241" table:formula="of:=SUM([.G4:.G53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200" calcext:value-type="float">
            <text:p>200,00</text:p>
          </table:table-cell>
          <table:table-cell table:style-name="ce171"/>
          <table:table-cell table:style-name="ce176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2125.66" calcext:value-type="float">
            <text:p>-2.125,66</text:p>
          </table:table-cell>
          <table:table-cell table:style-name="ce17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7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76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7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style-name="ce17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style-name="ce17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style-name="ce176"/>
          <table:table-cell table:number-columns-repeated="1018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style-name="ce176"/>
          <table:table-cell table:number-columns-repeated="1018"/>
        </table:table-row>
        <table:table-row table:style-name="ro3">
          <table:table-cell table:number-columns-repeated="4"/>
          <table:table-cell table:style-name="ce17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number-columns-repeated="1019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number-columns-repeated="1019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200" calcext:value-type="float">
            <text:p>2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/>
          <table:table-cell table:style-name="ce176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/>
          <table:table-cell table:style-name="ce176"/>
          <table:table-cell table:number-columns-repeated="1018"/>
        </table:table-row>
        <table:table-row table:style-name="ro3">
          <table:table-cell table:style-name="ce192"/>
          <table:table-cell table:style-name="ce31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1961" calcext:value-type="float">
            <text:p>11.961,00</text:p>
          </table:table-cell>
          <table:table-cell table:style-name="ce241" table:formula="of:=SUM([.E4:.E25])" office:value-type="float" office:value="-16262.34" calcext:value-type="float">
            <text:p>-16.262,34</text:p>
          </table:table-cell>
          <table:table-cell table:style-name="ce241" table:formula="of:=SUM([.F7:.F54])" office:value-type="float" office:value="0" calcext:value-type="float">
            <text:p>0,00</text:p>
          </table:table-cell>
          <table:table-cell table:style-name="ce241" table:formula="of:=SUM([.G4:.G54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200" calcext:value-type="float">
            <text:p>20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200" calcext:value-type="float">
            <text:p>2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GNLK-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24" table:default-cell-style-name="ce171"/>
        <table:table-column table:style-name="co12" table:default-cell-style-name="ce171"/>
        <table:table-column table:style-name="co25" table:default-cell-style-name="ce171"/>
        <table:table-column table:style-name="co13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76"/>
        <table:table-column table:style-name="co31" table:number-columns-repeated="3" table:default-cell-style-name="ce176"/>
        <table:table-column table:style-name="co14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2" table:default-cell-style-name="ce192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3" table:default-cell-style-name="ce176"/>
        <table:table-column table:style-name="co34" table:default-cell-style-name="ce176"/>
        <table:table-column table:style-name="co35" table:default-cell-style-name="ce176"/>
        <table:table-column table:style-name="co36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37" table:default-cell-style-name="ce192"/>
        <table:table-column table:style-name="co38" table:default-cell-style-name="Default"/>
        <table:table-column table:style-name="co16" table:default-cell-style-name="Default"/>
        <table:table-column table:style-name="co39" table:default-cell-style-name="ce176"/>
        <table:table-column table:style-name="co40" table:default-cell-style-name="ce176"/>
        <table:table-column table:style-name="co39" table:default-cell-style-name="ce176"/>
        <table:table-column table:style-name="co40" table:number-columns-repeated="2" table:default-cell-style-name="ce176"/>
        <table:table-column table:style-name="co14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92"/>
        <table:table-column table:style-name="co15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5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4" table:number-columns-repeated="2" table:default-cell-style-name="ce200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92"/>
        <table:table-column table:style-name="co15" table:default-cell-style-name="Default"/>
        <table:table-column table:style-name="co43" table:default-cell-style-name="Default"/>
        <table:table-column table:style-name="co14" table:default-cell-style-name="ce197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92"/>
        <table:table-column table:style-name="co15" table:default-cell-style-name="Default"/>
        <table:table-column table:style-name="co42" table:default-cell-style-name="Default"/>
        <table:table-column table:style-name="co14" table:default-cell-style-name="ce331"/>
        <table:table-column table:style-name="co14" table:default-cell-style-name="ce326"/>
        <table:table-column table:style-name="co14" table:number-columns-repeated="2" table:default-cell-style-name="ce330"/>
        <table:table-column table:style-name="co14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3" table:default-cell-style-name="Default"/>
        <table:table-column table:style-name="co14" table:default-cell-style-name="ce171"/>
        <table:table-column table:style-name="co14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7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7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192"/>
        <table:table-column table:style-name="co4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currency-style style:name="N1013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8P0"/>
    </number:currency-style>
    <number:currency-style style:name="N1013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3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6" number:language="tr" number:country="TR">
      <number:text-content/>
      <style:map style:condition="value()&lt;=1.7976931348623157E+308" style:apply-style-name="N10136P0"/>
    </number:text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7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46" number:language="tr" number:country="TR">
      <number:day/>
      <number:text>.</number:text>
      <number:month number:textual="true"/>
    </number:date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5" number:language="tr" number:country="TR">
      <number:day/>
      <number:text>. </number:text>
      <number:month number:textual="true"/>
    </number:date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4H44M34S</meta:editing-duration>
    <meta:editing-cycles>137</meta:editing-cycles>
    <meta:generator>LibreOffice/7.3.7.2$Linux_X86_64 LibreOffice_project/30$Build-2</meta:generator>
    <dc:date>2023-01-05T15:44:46.805731746</dc:date>
    <meta:document-statistic meta:table-count="20" meta:cell-count="3009" meta:object-count="0"/>
  </office:meta>
</office:document-meta>
</file>